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57d6" officeooo:paragraph-rsid="000557d6"/>
    </style:style>
    <style:style style:name="P2" style:family="paragraph" style:parent-style-name="Standard">
      <style:text-properties fo:font-weight="bold" officeooo:rsid="000557d6" officeooo:paragraph-rsid="000557d6" style:font-weight-asian="bold" style:font-weight-complex="bold"/>
    </style:style>
    <style:style style:name="P3" style:family="paragraph" style:parent-style-name="Standard">
      <style:text-properties fo:font-weight="bold" officeooo:rsid="000633b4" officeooo:paragraph-rsid="000633b4" style:font-weight-asian="bold" style:font-weight-complex="bold"/>
    </style:style>
    <style:style style:name="P4" style:family="paragraph" style:parent-style-name="Standard">
      <style:text-properties officeooo:rsid="000633b4" officeooo:paragraph-rsid="000633b4"/>
    </style:style>
    <style:style style:name="P5" style:family="paragraph" style:parent-style-name="Standard">
      <style:text-properties fo:color="#cc3300" fo:font-size="16pt" fo:font-weight="bold" officeooo:rsid="000811a6" officeooo:paragraph-rsid="000811a6" style:font-size-asian="16pt" style:font-weight-asian="bold" style:font-size-complex="16pt" style:font-weight-complex="bold"/>
    </style:style>
    <style:style style:name="P6" style:family="paragraph" style:parent-style-name="Standard">
      <style:text-properties fo:color="#0000cc" style:font-name="Courier New" officeooo:rsid="000557d6" officeooo:paragraph-rsid="000557d6"/>
    </style:style>
    <style:style style:name="P7" style:family="paragraph" style:parent-style-name="Standard">
      <style:text-properties fo:color="#0000cc" style:font-name="Courier New" officeooo:rsid="000633b4" officeooo:paragraph-rsid="000633b4"/>
    </style:style>
    <style:style style:name="T1" style:family="text">
      <style:text-properties fo:color="#ff0000" style:font-name="Courier New"/>
    </style:style>
    <style:style style:name="T2" style:family="text">
      <style:text-properties fo:color="#0000cc" style:font-name="Courier New"/>
    </style:style>
    <style:style style:name="T3" style:family="text">
      <style:text-properties officeooo:rsid="000828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assos para ajustar o Oracle nos notebooks do Crescer</text:p>
      <text:p text:style-name="P5"/>
      <text:p text:style-name="P2">Passo 1:</text:p>
      <text:p text:style-name="P1">Configurar o PATH do windows com o caminho da instalação do Oracle</text:p>
      <text:p text:style-name="P1">C:\oraclexe\app\oracle\product\11.2.0\server\bin;</text:p>
      <text:p text:style-name="P1"/>
      <text:p text:style-name="P2">Passo 2:</text:p>
      <text:p text:style-name="P1">Alterar o nome da máquina em 2 arquivos de configuração.</text:p>
      <text:p text:style-name="P1">Na pasta C:\oraclexe\app\oracle\product\11.2.0\server\network\ADMIN</text:p>
      <text:p text:style-name="P1"/>
      <text:p text:style-name="P1">No arquivo LISTENER.ORA, linha 19:</text:p>
      <text:p text:style-name="P1"><text:tab/>* substitua <text:span text:style-name="T1">HOST = NB-002691</text:span> por <text:span text:style-name="T2">HOST = localhost</text:span></text:p>
      <text:p text:style-name="P1"/>
      <text:p text:style-name="P1">No arquivo TNSNAMES.ORA, linha 3:</text:p>
      <text:p text:style-name="P1"><text:tab/>* substitua <text:span text:style-name="T1">HOST = NB-002691</text:span> por <text:span text:style-name="T2">HOST = localhost</text:span></text:p>
      <text:p text:style-name="P1"/>
      <text:p text:style-name="P2">Passo 3:</text:p>
      <text:p text:style-name="P1">Entrar no “Executar linha de comando <text:span text:style-name="T3">SQL</text:span>” e digitar:</text:p>
      <text:p text:style-name="P6">connect sys/oracle as sysdba</text:p>
      <text:p text:style-name="P1"/>
      <text:p text:style-name="P1">Após isso digitar o seguinte comando:</text:p>
      <text:p text:style-name="P7">ALTER SYSTEM SET LOCAL_LISTENER="(address=(protocol=TCP)(host=localhost)(port=1521))" SCOPE=BOTH;</text:p>
      <text:p text:style-name="P7"/>
      <text:p text:style-name="P3">Passo 4:</text:p>
      <text:p text:style-name="P4">Reiniciar o serviço do windows 'OracleXETNSListener'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6T14:45:00.101000000</meta:creation-date>
    <dc:date>2015-10-06T16:02:36.360000000</dc:date>
    <meta:editing-duration>PT2M12S</meta:editing-duration>
    <meta:editing-cycles>3</meta:editing-cycles>
    <meta:generator>LibreOffice/5.0.0.5$Windows_X86_64 LibreOffice_project/1b1a90865e348b492231e1c451437d7a15bb262b</meta:generator>
    <meta:document-statistic meta:table-count="0" meta:image-count="0" meta:object-count="0" meta:page-count="1" meta:paragraph-count="18" meta:word-count="101" meta:character-count="756" meta:non-whitespace-character-count="671"/>
  </office:meta>
</office:document-meta>
</file>